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2"/>
    <style:style style:name="P4" style:family="paragraph" style:parent-style-name="List_20_Paragraph" style:list-style-name="WWNum3"/>
    <style:style style:name="P5" style:family="paragraph" style:parent-style-name="List_20_Paragraph" style:list-style-name="WWNum4"/>
    <style:style style:name="P6" style:family="paragraph" style:parent-style-name="List_20_Paragraph" style:list-style-name="WWNum5"/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eting, 10<text:span text:style-name="T1">th</text:span> February 2017 | Present: Pablo, Jerry</text:p>
      <text:p text:style-name="Standard">Completed tasks:</text:p>
      <text:list xml:id="list4840195898910498161" text:style-name="WWNum1">
        <text:list-item>
          <text:p text:style-name="P2">Finished Python script to convert Metanetx ID from quickRsim to uniprot ID and then to their sequences. Extended quickRsim.py to output a text file of results.</text:p>
        </text:list-item>
        <text:list-item>
          <text:p text:style-name="P2">Learning Flask, created file upload form. Not able to host a file and execute python scripts in the web application yet</text:p>
        </text:list-item>
        <text:list-item>
          <text:p text:style-name="P2">Attempted Biopython AlignIO method. Returned an error saying that sequences are too short.</text:p>
        </text:list-item>
      </text:list>
      <text:p text:style-name="Standard">To Do:</text:p>
      <text:list xml:id="list7234432951334264590" text:style-name="WWNum2">
        <text:list-item>
          <text:p text:style-name="P3">Create a Git branch for selenzy</text:p>
        </text:list-item>
        <text:list-item>
          <text:p text:style-name="P3">Make the output text file in quickRsim optional</text:p>
        </text:list-item>
        <text:list-item>
          <text:p text:style-name="P3">Check that dictionary for MetanetxID and UniProt ID are sets, this allows for multiple UniProt IDs to one MetanetxID</text:p>
        </text:list-item>
        <text:list-item>
          <text:p text:style-name="P3">Use Biopython for reading Fasta files in SeqFind.py instead</text:p>
        </text:list-item>
        <text:list-item>
          <text:p text:style-name="P3">Sort quickRsim results (not urgent)</text:p>
        </text:list-item>
        <text:list-item>
          <text:p text:style-name="P3">Read into using secure file upload for Flask</text:p>
        </text:list-item>
        <text:list-item>
          <text:p text:style-name="P3">Perform alignment using Biopython</text:p>
        </text:list-item>
      </text:list>
      <text:p text:style-name="Standard">New tasks:</text:p>
      <text:list xml:id="list1428293961302095919" text:style-name="WWNum3">
        <text:list-item>
          <text:p text:style-name="P4">Get multiple sequence alignment results using Biopython</text:p>
        </text:list-item>
        <text:list-item>
          <text:p text:style-name="P4">Read into CD-HIT to perform cluster analysis</text:p>
        </text:list-item>
        <text:list-item>
          <text:p text:style-name="P4">Create scores based on </text:p>
          <text:list>
            <text:list-item>
              <text:p text:style-name="P4">Alignment (start with T-Coffee scores)</text:p>
            </text:list-item>
            <text:list-item>
              <text:p text:style-name="P4">Redundancy (start with CD-HIT scores) </text:p>
            </text:list-item>
            <text:list-item>
              <text:p text:style-name="P4">EMBOSS</text:p>
            </text:list-item>
          </text:list>
        </text:list-item>
        <text:list-item>
          <text:p text:style-name="P4">Compute distance matrix using EMBOSS distmat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Meeting, 17<text:span text:style-name="T1">th</text:span> February 2017 | Present: Pablo, Jerry</text:p>
      <text:p text:style-name="Standard">Completed tasks:</text:p>
      <text:list xml:id="list7556644608117961226" text:style-name="WWNum4">
        <text:list-item>
          <text:p text:style-name="P5">Fixed duplicate entries in SeqFind caused by multiple UniProt Ids shared by multiple MNX Ids</text:p>
        </text:list-item>
        <text:list-item>
          <text:p text:style-name="P5">Created Git branch</text:p>
        </text:list-item>
        <text:list-item>
          <text:p text:style-name="P5">Changed dictionary to contain sets of values in SeqFind</text:p>
        </text:list-item>
        <text:list-item>
          <text:p text:style-name="P5">Changed Fasta file read function to Biopython’s in SeqFind</text:p>
        </text:list-item>
        <text:list-item>
          <text:p text:style-name="P5">Performed CD-HIT for cluster analysis, and computed distance matrix for all sequences</text:p>
        </text:list-item>
      </text:list>
      <text:p text:style-name="Standard">New tasks:</text:p>
      <text:list xml:id="list588484017295521465" text:style-name="WWNum5">
        <text:list-item>
          <text:p text:style-name="P6">Create dictionaries to link:</text:p>
          <text:list>
            <text:list-item>
              <text:p text:style-name="P6">Mnx Reaction ID: UniProt ID</text:p>
            </text:list-item>
            <text:list-item>
              <text:p text:style-name="P6">UniProt ID: Cluster Number</text:p>
            </text:list-item>
            <text:list-item>
              <text:p text:style-name="P6">Cluster Number to list of UniProt Ids</text:p>
            </text:list-item>
            <text:list-item>
              <text:p text:style-name="P6">Cluster Number to representative UniProt ID</text:p>
            </text:list-item>
          </text:list>
        </text:list-item>
        <text:list-item>
          <text:p text:style-name="P6">From (d.), acquire a list of 10 representative sequences</text:p>
        </text:list-item>
        <text:list-item>
          <text:p text:style-name="P6">Perform Multiple Sequence Alignment and compute Distance Matrix from list in (2.).</text:p>
        </text:list-item>
        <text:list-item>
          <text:p text:style-name="P6">Create table of results</text:p>
          <text:list>
            <text:list-item>
              <text:p text:style-name="P6">Seq ID</text:p>
            </text:list-item>
            <text:list-item>
              <text:p text:style-name="P6">Mnx Reaction ID</text:p>
            </text:list-item>
            <text:list-item>
              <text:p text:style-name="P6">Cluster Number</text:p>
            </text:list-item>
            <text:list-item>
              <text:p text:style-name="P6">Rxn Distance from quickRsim ( dist = 1 – similarity)</text:p>
            </text:list-item>
            <text:list-item>
              <text:p text:style-name="P6">Sequence score*</text:p>
              <text:list>
                <text:list-item>
                  <text:p text:style-name="P6">Clustalw alignment score</text:p>
                </text:list-item>
                <text:list-item>
                  <text:p text:style-name="P6">Heatmap with matplotlib</text:p>
                </text:list-item>
              </text:list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MY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MY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3</meta:editing-cycles>
    <meta:creation-date>2017-02-10T11:53:00</meta:creation-date>
    <dc:date>2017-02-17T12:33:28.882483260</dc:date>
    <meta:editing-duration>PT16M30S</meta:editing-duration>
    <meta:generator>LibreOffice/5.1.4.2$Linux_X86_64 LibreOffice_project/10m0$Build-2</meta:generator>
    <meta:document-statistic meta:table-count="0" meta:image-count="0" meta:object-count="0" meta:page-count="2" meta:paragraph-count="44" meta:word-count="340" meta:character-count="1988" meta:non-whitespace-character-count="172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